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8f187c" draw:marker-start-width="0.509cm" draw:marker-end="Arrow" draw:marker-end-width="0.406cm" draw:fill="none" draw:textarea-vertical-align="middl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svg:stroke-color="#faa61a" draw:marker-start-width="0.509cm" draw:marker-end="Arrow" draw:marker-end-width="0.406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1.74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2.054cm"/>
    </style:style>
    <style:style style:name="gr5" style:family="graphic" style:parent-style-name="objectwithoutfill">
      <style:graphic-properties draw:stroke="dash" draw:stroke-dash="Fine_20_Dashed" svg:stroke-width="0.102cm" svg:stroke-color="#faa61a" draw:marker-start-width="0.509cm" draw:marker-end="Arrow" draw:marker-end-width="0.406cm" draw:fill="none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5cm" fo:min-width="2.05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aa61a" style:font-name="Fira Code" fo:font-size="18pt" style:font-size-asian="18pt" style:font-size-complex="18pt"/>
    </style:style>
    <style:style style:name="T1" style:family="text">
      <style:text-properties fo:color="#faa61a" style:font-name="Fira Cod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984cm" svg:y1="12.014cm" svg:x2="5.984cm" svg:y2="4.439cm">
          <text:p/>
        </draw:line>
        <draw:line draw:style-name="gr1" draw:text-style-name="P1" draw:layer="layout" svg:x1="2.075cm" svg:y1="8.21cm" svg:x2="9.993cm" svg:y2="8.21cm">
          <text:p/>
        </draw:line>
        <draw:line draw:style-name="gr2" draw:text-style-name="P1" draw:layer="layout" svg:x1="6.002cm" svg:y1="8.217cm" svg:x2="8.596cm" svg:y2="5.199cm">
          <text:p/>
        </draw:line>
        <draw:frame draw:style-name="gr3" draw:text-style-name="P2" draw:layer="layout" svg:width="2.877cm" svg:height="0.89cm" svg:x="7.224cm" svg:y="4.275cm">
          <draw:text-box>
            <text:p><text:span text:style-name="T1">(3,4j)</text:span></text:p>
          </draw:text-box>
        </draw:frame>
        <draw:line draw:style-name="gr2" draw:text-style-name="P1" draw:layer="layout" svg:x1="5.985cm" svg:y1="8.234cm" svg:x2="4.532cm" svg:y2="4.437cm">
          <text:p/>
        </draw:line>
        <draw:frame draw:style-name="gr4" draw:text-style-name="P2" draw:layer="layout" svg:width="3.27cm" svg:height="0.89cm" svg:x="2.578cm" svg:y="3.529cm">
          <draw:text-box>
            <text:p><text:span text:style-name="T1">(-2,5j)</text:span></text:p>
          </draw:text-box>
        </draw:frame>
        <draw:line draw:style-name="gr5" draw:text-style-name="P1" draw:layer="layout" svg:x1="6.011cm" svg:y1="8.26cm" svg:x2="10.144cm" svg:y2="9.001cm">
          <text:p/>
        </draw:line>
        <draw:frame draw:style-name="gr6" draw:text-style-name="P2" draw:layer="layout" svg:width="3.256cm" svg:height="0.955cm" svg:x="8.62cm" svg:y="9.128cm">
          <draw:text-box>
            <text:p><text:span text:style-name="T1">(5,-1j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adornments="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1T13:22:59.908091552</meta:creation-date>
    <dc:date>2019-01-01T13:40:17.352292827</dc:date>
    <meta:editing-duration>PT16M37S</meta:editing-duration>
    <meta:editing-cycles>3</meta:editing-cycles>
    <meta:generator>LibreOffice/6.0.3.2$Linux_X86_64 LibreOffice_project/00m0$Build-2</meta:generator>
    <meta:document-statistic meta:object-count="8"/>
  </office:meta>
</office:document-meta>
</file>